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objectwithoutfill">
      <style:graphic-properties draw:marker-start="Arrow" draw:marker-end="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cm" svg:y1="12cm" svg:x2="18cm" svg:y2="12cm">
          <text:p/>
        </draw:line>
        <draw:line draw:style-name="gr1" draw:text-style-name="P1" draw:layer="layout" svg:x1="4cm" svg:y1="17cm" svg:x2="18cm" svg:y2="17cm">
          <text:p/>
        </draw:line>
        <draw:frame draw:style-name="gr2" draw:text-style-name="P2" draw:layer="layout" svg:width="1.209cm" svg:height="0.492cm" svg:x="16.5cm" svg:y="12.24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332cm" svg:height="0.458cm" svg:x="16.368cm" svg:y="16.3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2cm" svg:y1="17cm" svg:x2="3cm" svg:y2="17cm">
          <text:p/>
        </draw:line>
        <draw:line draw:style-name="gr3" draw:text-style-name="P1" draw:layer="layout" svg:x1="2cm" svg:y1="17cm" svg:x2="2cm" svg:y2="16cm">
          <text:p/>
        </draw:line>
        <draw:frame draw:style-name="gr2" draw:text-style-name="P2" draw:layer="layout" svg:width="0.517cm" svg:height="1.083cm" svg:x="2.5cm" svg:y="17.31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0.56cm" svg:height="1.083cm" svg:x="1.64cm" svg:y="14.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13cm" svg:y1="16cm" svg:x2="13cm" svg:y2="13.1cm">
          <text:p/>
        </draw:line>
        <draw:line draw:style-name="gr4" draw:text-style-name="P1" draw:layer="layout" svg:x1="8cm" svg:y1="16cm" svg:x2="8cm" svg:y2="13.1cm">
          <text:p/>
        </draw:line>
        <draw:line draw:style-name="gr3" draw:text-style-name="P1" draw:layer="layout" svg:x1="13cm" svg:y1="11cm" svg:x2="13cm" svg:y2="8.1cm">
          <text:p/>
        </draw:line>
        <draw:line draw:style-name="gr4" draw:text-style-name="P1" draw:layer="layout" svg:x1="8cm" svg:y1="11cm" svg:x2="8cm" svg:y2="8.1cm">
          <text:p/>
        </draw:line>
        <draw:line draw:style-name="gr4" draw:text-style-name="P1" draw:layer="layout" svg:x1="13cm" svg:y1="20.9cm" svg:x2="13cm" svg:y2="18cm">
          <text:p/>
        </draw:line>
        <draw:line draw:style-name="gr3" draw:text-style-name="P1" draw:layer="layout" svg:x1="8cm" svg:y1="21cm" svg:x2="8cm" svg:y2="18.1cm">
          <text:p/>
        </draw:line>
        <draw:frame draw:style-name="gr2" draw:text-style-name="P2" draw:layer="layout" svg:width="0.2cm" svg:height="0.859cm" svg:x="6.3cm" svg:y="9.14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.975cm" svg:height="1.73cm" svg:x="13.3cm" svg:y="13.66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3.019cm" svg:height="1.73cm" svg:x="4.5cm" svg:y="18.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2.975cm" svg:height="1.73cm" svg:x="13.374cm" svg:y="18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2.442cm" svg:height="1.73cm" svg:x="5cm" svg:y="13.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2.442cm" svg:height="1.73cm" svg:x="5.1cm" svg:y="8.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2.407cm" svg:height="1.73cm" svg:x="13.3cm" svg:y="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0H35M59S</meta:editing-duration>
    <meta:editing-cycles>6</meta:editing-cycles>
    <meta:generator>LibreOffice/5.2.5.1$Windows_x86 LibreOffice_project/0312e1a284a7d50ca85a365c316c7abbf20a4d22</meta:generator>
    <dc:date>2017-03-01T16:14:46.420000000</dc:date>
    <meta:document-statistic meta:object-count="21"/>
  </office:meta>
</office:document-meta>
</file>

<file path=Object 1/content.xml><?xml version="1.0" encoding="utf-8"?>
<math xmlns="http://www.w3.org/1998/Math/MathML" display="block">
  <semantics>
    <mstyle mathsize="22pt">
      <mrow>
        <mo stretchy="false">+</mo>
        <mi mathvariant="normal">σ</mi>
      </mrow>
    </mstyle>
    <annotation encoding="StarMath 5.0">size 22 +%sigma</annotation>
  </semantics>
</math>
</file>

<file path=Object 10/content.xml><?xml version="1.0" encoding="utf-8"?>
<math xmlns="http://www.w3.org/1998/Math/MathML" display="block">
  <semantics>
    <mstyle mathsize="22pt">
      <mrow>
        <mfrac>
          <mrow>
            <mo stretchy="false">−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style mathvariant="bold">
              <mover accent="true">
                <mi>j</mi>
                <mo stretchy="false">^</mo>
              </mover>
            </mstyle>
          </mrow>
          <mo fence="true" stretchy="false">)</mo>
        </mrow>
      </mrow>
    </mstyle>
    <annotation encoding="StarMath 5.0">size 22{ {-%sigma}over {2%epsilon_0} ( bold { hat j}) }</annotation>
  </semantics>
</math>
</file>

<file path=Object 11/content.xml><?xml version="1.0" encoding="utf-8"?>
<math xmlns="http://www.w3.org/1998/Math/MathML" display="block">
  <semantics>
    <mstyle mathsize="22pt">
      <mrow>
        <mfrac>
          <mrow>
            <mo stretchy="false">+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style mathvariant="bold">
              <mover accent="true">
                <mi>j</mi>
                <mo stretchy="false">^</mo>
              </mover>
            </mstyle>
          </mrow>
          <mo fence="true" stretchy="false">)</mo>
        </mrow>
      </mrow>
    </mstyle>
    <annotation encoding="StarMath 5.0">size 22{ {+%sigma}over {2%epsilon_0} (bold {hat j}) }</annotation>
  </semantics>
</math>
</file>

<file path=Object 2/content.xml><?xml version="1.0" encoding="utf-8"?>
<math xmlns="http://www.w3.org/1998/Math/MathML" display="block">
  <semantics>
    <mstyle mathsize="22pt">
      <mrow>
        <mo stretchy="false">−</mo>
        <mi mathvariant="normal">σ</mi>
      </mrow>
    </mstyle>
    <annotation encoding="StarMath 5.0">size 22 -%sigma</annotation>
  </semantics>
</math>
</file>

<file path=Object 3/content.xml><?xml version="1.0" encoding="utf-8"?>
<math xmlns="http://www.w3.org/1998/Math/MathML" display="block">
  <semantics>
    <mstyle mathsize="22pt">
      <mover accent="true">
        <mi>i</mi>
        <mo stretchy="false">^</mo>
      </mover>
    </mstyle>
    <annotation encoding="StarMath 5.0">size 22 hat i</annotation>
  </semantics>
</math>
</file>

<file path=Object 4/content.xml><?xml version="1.0" encoding="utf-8"?>
<math xmlns="http://www.w3.org/1998/Math/MathML" display="block">
  <semantics>
    <mstyle mathsize="22pt">
      <mover accent="true">
        <mi>j</mi>
        <mo stretchy="false">^</mo>
      </mover>
    </mstyle>
    <annotation encoding="StarMath 5.0">size 22 hat j</annotation>
  </semantics>
</math>
</file>

<file path=Object 5/content.xml><?xml version="1.0" encoding="utf-8"?>
<math xmlns="http://www.w3.org/1998/Math/MathML" display="block">
  <semantics>
    <mstyle mathsize="22pt">
      <mrow/>
    </mstyle>
    <annotation encoding="StarMath 5.0">size 22 {  }</annotation>
  </semantics>
</math>
</file>

<file path=Object 6/content.xml><?xml version="1.0" encoding="utf-8"?>
<math xmlns="http://www.w3.org/1998/Math/MathML" display="block">
  <semantics>
    <mstyle mathsize="22pt">
      <mrow>
        <mfrac>
          <mrow>
            <mo stretchy="false">−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style mathvariant="bold">
              <mrow>
                <mo stretchy="false">−</mo>
                <mover accent="true">
                  <mi>j</mi>
                  <mo stretchy="false">^</mo>
                </mover>
              </mrow>
            </mstyle>
          </mrow>
          <mo fence="true" stretchy="false">)</mo>
        </mrow>
      </mrow>
    </mstyle>
    <annotation encoding="StarMath 5.0">size 22{ {-%sigma}over {2%epsilon_0} ( bold {- hat j}) }</annotation>
  </semantics>
</math>
</file>

<file path=Object 7/content.xml><?xml version="1.0" encoding="utf-8"?>
<math xmlns="http://www.w3.org/1998/Math/MathML" display="block">
  <semantics>
    <mstyle mathsize="22pt">
      <mrow>
        <mfrac>
          <mrow>
            <mo stretchy="false">−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style mathvariant="bold">
              <mover accent="true">
                <mi>j</mi>
                <mo stretchy="false">^</mo>
              </mover>
            </mstyle>
          </mrow>
          <mo fence="true" stretchy="false">)</mo>
        </mrow>
      </mrow>
    </mstyle>
    <annotation encoding="StarMath 5.0">size 22{ {-%sigma}over {2%epsilon_0} ( bold { hat j}) }</annotation>
  </semantics>
</math>
</file>

<file path=Object 8/content.xml><?xml version="1.0" encoding="utf-8"?>
<math xmlns="http://www.w3.org/1998/Math/MathML" display="block">
  <semantics>
    <mstyle mathsize="22pt">
      <mrow>
        <mfrac>
          <mrow>
            <mo stretchy="false">+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row>
              <mo stretchy="false">−</mo>
              <mstyle mathvariant="bold">
                <mover accent="true">
                  <mi>j</mi>
                  <mo stretchy="false">^</mo>
                </mover>
              </mstyle>
            </mrow>
          </mrow>
          <mo fence="true" stretchy="false">)</mo>
        </mrow>
      </mrow>
    </mstyle>
    <annotation encoding="StarMath 5.0">size 22{ {+%sigma}over {2%epsilon_0} (- bold {hat j}) }</annotation>
  </semantics>
</math>
</file>

<file path=Object 9/content.xml><?xml version="1.0" encoding="utf-8"?>
<math xmlns="http://www.w3.org/1998/Math/MathML" display="block">
  <semantics>
    <mstyle mathsize="22pt">
      <mrow>
        <mfrac>
          <mrow>
            <mo stretchy="false">+</mo>
            <mi mathvariant="normal">σ</mi>
          </mrow>
          <mrow>
            <mn>2</mn>
            <msub>
              <mi mathvariant="normal">ϵ</mi>
              <mn>0</mn>
            </msub>
          </mrow>
        </mfrac>
        <mrow>
          <mo fence="true" stretchy="false">(</mo>
          <mrow>
            <mrow>
              <mo stretchy="false">−</mo>
              <mstyle mathvariant="bold">
                <mover accent="true">
                  <mi>j</mi>
                  <mo stretchy="false">^</mo>
                </mover>
              </mstyle>
            </mrow>
          </mrow>
          <mo fence="true" stretchy="false">)</mo>
        </mrow>
      </mrow>
    </mstyle>
    <annotation encoding="StarMath 5.0">size 22{ {+%sigma}over {2%epsilon_0} (- bold {hat j}) }</annotation>
  </semantics>
</math>
</file>